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395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paragraph-properties fo:text-align="end" style:justify-single-word="false"/>
      <style:text-properties style:font-name="Calibri Light" fo:font-size="11pt" officeooo:paragraph-rsid="0060adde" style:font-size-asian="11pt" style:font-size-complex="11pt"/>
    </style:style>
    <style:style style:name="P27" style:family="paragraph" style:parent-style-name="Table_20_Contents">
      <style:text-properties style:font-name="Calibri Light" fo:font-size="11pt" officeooo:paragraph-rsid="0037195f"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9"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30" style:family="paragraph" style:parent-style-name="Table_20_Contents">
      <style:paragraph-properties fo:line-height="115%" fo:text-align="end" style:justify-single-word="false"/>
      <style:text-properties officeooo:paragraph-rsid="001b508b"/>
    </style:style>
    <style:style style:name="P31" style:family="paragraph" style:parent-style-name="Table_20_Contents">
      <style:paragraph-properties fo:line-height="115%"/>
      <style:text-properties officeooo:paragraph-rsid="003a350d"/>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3"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4" style:family="paragraph" style:parent-style-name="Table_20_Contents">
      <style:paragraph-properties fo:text-align="end" style:justify-single-word="false"/>
      <style:text-properties officeooo:paragraph-rsid="004d962c"/>
    </style:style>
    <style:style style:name="P35"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7" style:family="paragraph" style:parent-style-name="Table_20_Contents">
      <style:paragraph-properties fo:text-align="end" style:justify-single-word="false"/>
      <style:text-properties fo:font-size="11pt" officeooo:paragraph-rsid="00189c19" style:font-size-asian="11pt" style:font-size-complex="11pt"/>
    </style:style>
    <style:style style:name="P38" style:family="paragraph" style:parent-style-name="Table_20_Contents">
      <style:paragraph-properties fo:text-align="end" style:justify-single-word="false"/>
      <style:text-properties fo:font-size="11pt" officeooo:paragraph-rsid="001b508b" style:font-size-asian="11pt" style:font-size-complex="11pt"/>
    </style:style>
    <style:style style:name="P39" style:family="paragraph" style:parent-style-name="Table_20_Contents">
      <style:text-properties fo:font-size="11pt" officeooo:paragraph-rsid="003a350d" style:font-size-asian="11pt" style:font-size-complex="11pt"/>
    </style:style>
    <style:style style:name="P40" style:family="paragraph" style:parent-style-name="Table_20_Contents" style:list-style-name="L1">
      <style:text-properties style:font-name="Calibri Light" fo:font-size="11pt" officeooo:paragraph-rsid="001b508b" style:font-size-asian="11pt" style:font-size-complex="11pt"/>
    </style:style>
    <style:style style:name="P41" style:family="paragraph" style:parent-style-name="Table_20_Contents" style:list-style-name="L1">
      <style:text-properties style:font-name="Calibri Light" fo:font-size="11pt" officeooo:paragraph-rsid="0037195f" style:font-size-asian="11pt" style:font-size-complex="11pt"/>
    </style:style>
    <style:style style:name="P42" style:family="paragraph" style:parent-style-name="Table_20_Contents" style:list-style-name="L1">
      <style:text-properties style:font-name="Calibri Light" fo:font-size="11pt" officeooo:paragraph-rsid="00699e71" style:font-size-asian="11pt" style:font-size-complex="11pt"/>
    </style:style>
    <style:style style:name="P43"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style:style style:name="T57" style:family="text">
      <style:text-properties officeooo:rsid="005d608b"/>
    </style:style>
    <style:style style:name="T58" style:family="text">
      <style:text-properties officeooo:rsid="0060adde"/>
    </style:style>
    <style:style style:name="T59" style:family="text">
      <style:text-properties officeooo:rsid="00659031"/>
    </style:style>
    <style:style style:name="T60" style:family="text">
      <style:text-properties officeooo:rsid="00699e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7"/>
            <text:p text:style-name="P6">EXPERIENCE</text:p>
            <text:p text:style-name="P30"><text:a xlink:type="simple" xlink:href="https://suknowledge.org/" text:style-name="Internet_20_link" text:visited-style-name="Visited_20_Internet_20_Link"><text:span text:style-name="T6">SU KNOWLEDGE HUB FOUNDATION</text:span></text:a></text:p>
            <text:p text:style-name="P22"><text:a xlink:type="simple" xlink:href="https://drive.google.com/file/d/1QDpHz2xgcf3HzRwxVVxi9hMbRJuZKA9F/view?usp=sharing" text:style-name="Internet_20_link" text:visited-style-name="Visited_20_Internet_20_Link"><text:span text:style-name="T1">Incubation Center Assistant</text:span></text:a><text:span text:style-name="T1">: </text:span>Nov 2023 – <text:span text:style-name="T35">Aug 2024 </text:span></text:p>
            <text:p text:style-name="P28">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9">Brought in 5+ startup incubation applications.</text:p>
            <text:p text:style-name="P38"/>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4"><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8"/>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8"/>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6">B.E <text:span text:style-name="T58">(</text:span><text:span text:style-name="T34">IT</text:span><text:span text:style-name="T58">)</text:span><text:span text:style-name="T34"> 2024 Graduate</text:span></text:p>
            <text:p text:style-name="P26"><text:a xlink:type="simple" xlink:href="https://drive.google.com/file/d/16ZQ8bpzthY_591oFjQODfM-35mW_pcmM/view?usp=sharing" text:style-name="Internet_20_link" text:visited-style-name="Visited_20_Internet_20_Link"><text:span text:style-name="T58">CGPA 8.03</text:span></text:a></text:p>
            <text:p text:style-name="P24"/>
            <text:p text:style-name="P7">OTHER INTERESTS</text:p>
            <text:p text:style-name="P36"><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1"><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9"/>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9"/>
            <text:p text:style-name="P32"><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5"><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5"/>
            <text:p text:style-name="P32"><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5"><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5"/>
            <text:p text:style-name="P33"><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5"><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5"/>
            <text:p text:style-name="P32"><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5"><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5"/>
            <text:p text:style-name="P10"><text:span text:style-name="T54">SKILLS</text:span><text:span text:style-name="T15"/></text:p>
            <text:p text:style-name="P27">Familiar with</text:p>
            <text:list text:style-name="L1">
              <text:list-item>
                <text:p text:style-name="P40"><text:span text:style-name="T35">Javascript, </text:span>Typescript, Python</text:p>
              </text:list-item>
              <text:list-item>
                <text:p text:style-name="P41"><text:span text:style-name="T60">Azure, </text:span><text:span text:style-name="T35">Docker, </text:span><text:span text:style-name="T56">Git, Github</text:span></text:p>
              </text:list-item>
              <text:list-item>
                <text:p text:style-name="P40">MongoDB <text:span text:style-name="T59">with aggregation pipeline</text:span>, <text:span text:style-name="T55">MySQL </text:span><text:span text:style-name="T59">with window functions</text:span><text:span text:style-name="T55">, </text:span><text:span text:style-name="T57">SQLite</text:span></text:p>
              </text:list-item>
              <text:list-item>
                <text:p text:style-name="P42">Node JS, Express JS</text:p>
              </text:list-item>
              <text:list-item>
                <text:p text:style-name="P40">React JS, Redux </text:p>
              </text:list-item>
              <text:list-item>
                <text:p text:style-name="P43"><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10-30T19:02:10.390439627</dc:date>
    <meta:editing-duration>PT5H40M30S</meta:editing-duration>
    <meta:editing-cycles>26</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2" meta:word-count="456" meta:character-count="2899" meta:non-whitespace-character-count="2492"/>
  </office:meta>
</office:document-meta>
</file>